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color="#0000ff" draw:marker-end="Arrow" draw:marker-end-width="0.152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Arrow" draw:marker-end-width="0.1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5" style:family="graphic" style:parent-style-name="objectwithoutfill">
      <style:graphic-properties draw:stroke="dash" draw:stroke-dash="Ultrafine_20_Dashed" draw:marker-end="Arrow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899cm" svg:height="0.962cm" svg:x="2.559cm" svg:y="4.666cm">
          <draw:text-box>
            <text:p>x = 1</text:p>
          </draw:text-box>
        </draw:frame>
        <draw:frame draw:style-name="gr1" draw:layer="layout" svg:width="2.288cm" svg:height="3.095cm" svg:x="6.65cm" svg:y="4.612cm">
          <draw:text-box>
            <text:p>r1 = x;</text:p>
            <text:p/>
            <text:p/>
            <text:p>y = 1; </text:p>
          </draw:text-box>
        </draw:frame>
        <draw:frame draw:style-name="gr1" draw:layer="layout" svg:width="2.466cm" svg:height="3.095cm" svg:x="11.395cm" svg:y="4.717cm">
          <draw:text-box>
            <text:p>r2 = y;</text:p>
            <text:p/>
            <text:p/>
            <text:p>r3 = x; </text:p>
          </draw:text-box>
        </draw:frame>
        <draw:frame draw:style-name="gr1" draw:layer="layout" svg:width="1.899cm" svg:height="0.962cm" svg:x="6.121cm" svg:y="1.129cm">
          <draw:text-box>
            <text:p>x = 0</text:p>
          </draw:text-box>
        </draw:frame>
        <draw:line draw:style-name="gr2" draw:text-style-name="P1" draw:layer="layout" svg:x1="4.337cm" svg:y1="5.12cm" svg:x2="6.75cm" svg:y2="5.12cm">
          <text:p/>
        </draw:line>
        <draw:frame draw:style-name="gr1" draw:layer="layout" svg:width="1.899cm" svg:height="0.962cm" svg:x="2.56cm" svg:y="4.666cm">
          <draw:text-box>
            <text:p>x = 1</text:p>
          </draw:text-box>
        </draw:frame>
        <draw:line draw:style-name="gr2" draw:text-style-name="P1" draw:layer="layout" svg:x1="7.712cm" svg:y1="5.401cm" svg:x2="7.712cm" svg:y2="6.898cm">
          <text:p/>
        </draw:line>
        <draw:line draw:style-name="gr2" draw:text-style-name="P1" draw:layer="layout" svg:x1="8.62cm" svg:y1="7.223cm" svg:x2="11.449cm" svg:y2="5.347cm">
          <text:p/>
        </draw:line>
        <draw:line draw:style-name="gr2" draw:text-style-name="P1" draw:layer="layout" svg:x1="12.536cm" svg:y1="5.5cm" svg:x2="12.536cm" svg:y2="7.025cm">
          <text:p/>
        </draw:line>
        <draw:path draw:style-name="gr3" draw:layer="layout" svg:width="6.961cm" svg:height="5.823cm" draw:transform="rotate (0.112224670903235) translate (8.09847140608604cm 1.78930965035908cm)" svg:viewBox="0 0 6962 5824" svg:d="m0 5c401-28 795 71 1193 102 355 28 712 69 1064 120 436 63 2147 629 2385 776 149 140 1871 1408 1946 1582 130 189 282 403 357 620 45 129 5 1078-201 1363-252 351-1790 1256-1790 1256">
          <text:p/>
        </draw:path>
        <draw:frame draw:style-name="gr1" draw:text-style-name="P2" draw:layer="layout" svg:width="0.891cm" svg:height="0.962cm" svg:x="13.354cm" svg:y="1.637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5.224cm" svg:y="4.285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9.196cm" svg:y="5.666cm">
          <draw:text-box>
            <text:p><text:span text:style-name="T1">rf</text:span></text:p>
          </draw:text-box>
        </draw:frame>
        <draw:frame draw:style-name="gr4" draw:text-style-name="P2" draw:layer="layout" svg:width="1.171cm" svg:height="1.016cm" svg:x="6.677cm" svg:y="5.647cm">
          <draw:text-box>
            <text:p><text:span text:style-name="T1">sb</text:span></text:p>
          </draw:text-box>
        </draw:frame>
        <draw:frame draw:style-name="gr4" draw:text-style-name="P2" draw:layer="layout" svg:width="1.171cm" svg:height="1.016cm" svg:x="11.478cm" svg:y="5.647cm">
          <draw:text-box>
            <text:p><text:span text:style-name="T1">sb</text:span></text:p>
          </draw:text-box>
        </draw:frame>
        <draw:line draw:style-name="gr5" draw:text-style-name="P1" draw:layer="layout" svg:x1="7.004cm" svg:y1="1.945cm" svg:x2="3.575cm" svg:y2="4.739cm">
          <text:p/>
        </draw:line>
        <draw:frame draw:style-name="gr4" draw:text-style-name="P2" draw:layer="layout" svg:width="1.397cm" svg:height="1.016cm" svg:x="4.083cm" svg:y="2.58cm">
          <draw:text-box>
            <text:p><text:span text:style-name="T1">hb</text:span></text:p>
          </draw:text-box>
        </draw:frame>
        <draw:path draw:style-name="gr2" draw:text-style-name="P1" draw:layer="layout" svg:width="3.771cm" svg:height="8.669cm" draw:transform="rotate (-2.15967041641778) translate (12.535cm 7.714cm)" svg:viewBox="0 0 3772 8670" svg:d="m0 0c395 76 1463 866 1694 1133 232 271 1821 3053 1927 3380 120 373 201 1988 115 2385-81 366-521 1772-521 1772">
          <text:p/>
        </draw:path>
        <draw:frame draw:style-name="gr4" draw:text-style-name="P2" draw:layer="layout" svg:width="1.171cm" svg:height="1.016cm" svg:x="5.833cm" svg:y="8.168cm">
          <draw:text-box>
            <text:p><text:span text:style-name="T1">sc</text:span></text:p>
          </draw:text-box>
        </draw:frame>
        <draw:frame draw:style-name="gr1" draw:layer="layout" svg:width="7.216cm" svg:height="0.962cm" svg:x="5.534cm" svg:y="9.781cm">
          <draw:text-box>
            <text:p>Write-to-Read Causal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3T18:18:03</dc:date>
    <dc:creator>Peizhao Ou</dc:creator>
    <meta:editing-duration>PT17M5S</meta:editing-duration>
    <meta:editing-cycles>10</meta:editing-cycles>
    <meta:generator>LibreOffice/3.5$Linux_X86_64 LibreOffice_project/350m1$Build-2</meta:generator>
    <meta:document-statistic meta:object-count="20"/>
  </office:meta>
</office:document-meta>
</file>